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8f6a" officeooo:paragraph-rsid="00118f6a" style:font-weight-asian="bold" style:font-weight-complex="bold"/>
    </style:style>
    <style:style style:name="P2" style:family="paragraph" style:parent-style-name="Standard">
      <style:text-properties fo:font-weight="bold" officeooo:rsid="00118f6a" officeooo:paragraph-rsid="00137b71" style:font-weight-asian="bold" style:font-weight-complex="bold"/>
    </style:style>
    <style:style style:name="P3" style:family="paragraph" style:parent-style-name="Standard">
      <style:text-properties fo:font-weight="normal" officeooo:rsid="00118f6a" officeooo:paragraph-rsid="00118f6a" style:font-weight-asian="normal" style:font-weight-complex="normal"/>
    </style:style>
    <style:style style:name="P4" style:family="paragraph" style:parent-style-name="Standard">
      <style:text-properties fo:font-weight="normal" officeooo:rsid="00118f6a" officeooo:paragraph-rsid="00137b71" style:font-weight-asian="normal" style:font-weight-complex="normal"/>
    </style:style>
    <style:style style:name="P5" style:family="paragraph" style:parent-style-name="Standard">
      <style:text-properties fo:font-weight="normal" officeooo:rsid="00137b71" officeooo:paragraph-rsid="00137b71" style:font-weight-asian="normal" style:font-weight-complex="normal"/>
    </style:style>
    <style:style style:name="T1" style:family="text">
      <style:text-properties officeooo:rsid="00118f6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7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TCH 1</text:p>
      <text:p text:style-name="P1"/>
      <text:p text:style-name="P3">1. Design and implement a lexical analyzer using C language to recognize all valid tokens</text:p>
      <text:p text:style-name="P3">in the input program. The lexical analyzer should ignore redundant spaces, tabs and</text:p>
      <text:p text:style-name="P3">newlines. It should also ignore comments.</text:p>
      <text:p text:style-name="P3">2. Write a lex program to display the number of lines, words and characters in an input text.</text:p>
      <text:p text:style-name="P3">3. Design and implement a recursive descent parser for a given grammar.</text:p>
      <text:p text:style-name="P3">4. Implementation of Calculator using LEX and YACC</text:p>
      <text:p text:style-name="P3">5. Implement Intermediate code generation for simple expressions.</text:p>
      <text:p text:style-name="P3">6. Generate a YACC specification to recognize a valid identifier which starts with a letter</text:p>
      <text:p text:style-name="P3">followed by any number of letters or digits.</text:p>
      <text:p text:style-name="P3">7. Write a lex program to find out total number of vowels and consonants from the given</text:p>
      <text:p text:style-name="P3">input sting.</text:p>
      <text:p text:style-name="P3">8. Generate a YACC specification to recognize a valid arithmetic expression that uses</text:p>
      <text:p text:style-name="P3">operators +, – , *,/ and parenthesis.</text:p>
      <text:p text:style-name="P5">9. Write a LEX Program to convert the substring abc to ABC from the given input string.</text:p>
      <text:p text:style-name="P3"/>
      <text:p text:style-name="P2">BATCH <text:span text:style-name="T3">2</text:span></text:p>
      <text:p text:style-name="P2"/>
      <text:p text:style-name="P5">1. Implement a Lexical Analyzer for a given program using Lex Tool.</text:p>
      <text:p text:style-name="P5">2. Write a program to find ε – closure of all states of any given NFA with ε transition.</text:p>
      <text:p text:style-name="P5">3. Construct a Shift Reduce Parser for a given language.</text:p>
      <text:p text:style-name="P5">4. Write a LEX Program to convert the substring abc to ABC from the given input string.</text:p>
      <text:p text:style-name="P5">5. Generate a YACC specification to recognize a valid identifier which starts with a letter</text:p>
      <text:p text:style-name="P5">followed by any number of letters or digits.</text:p>
      <text:p text:style-name="P5">6. Implementation of Calculator using LEX and YACC</text:p>
      <text:p text:style-name="P5">7. <text:span text:style-name="T1">Write a lex program to find out total number of vowels and consonants from the given</text:span></text:p>
      <text:p text:style-name="P4">input sting.</text:p>
      <text:p text:style-name="P5">8. <text:span text:style-name="T1">Generate a YACC specification to recognize a valid arithmetic expression that uses</text:span></text:p>
      <text:p text:style-name="P4">operators +, – , *,/ and parenthes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5:03:33.264784463</meta:creation-date>
    <dc:date>2025-10-09T15:23:13.222599389</dc:date>
    <meta:editing-duration>PT9M29S</meta:editing-duration>
    <meta:editing-cycles>1</meta:editing-cycles>
    <meta:document-statistic meta:table-count="0" meta:image-count="0" meta:object-count="0" meta:page-count="1" meta:paragraph-count="27" meta:word-count="288" meta:character-count="1653" meta:non-whitespace-character-count="1389"/>
    <meta:generator>LibreOffice/7.3.7.2$Linux_X86_64 LibreOffice_project/30$Build-2</meta:generator>
  </office:meta>
</office:document-meta>
</file>